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Kinnari2" svg:font-family="Kinnari"/>
    <style:font-face style:name="OpenSymbol" svg:font-family="OpenSymbol"/>
    <style:font-face style:name="Garuda" svg:font-family="Garuda" style:font-adornments="Book" style:font-pitch="variable"/>
    <style:font-face style:name="Garuda1" svg:font-family="Garuda" style:font-adornments="หนา!!!!" style:font-pitch="variable"/>
    <style:font-face style:name="Kinnari" svg:font-family="Kinnari" style:font-family-generic="roman" style:font-pitch="variable"/>
    <style:font-face style:name="DejaVu Sans" svg:font-family="'DejaVu Sans'" style:font-family-generic="system" style:font-pitch="variable"/>
    <style:font-face style:name="Kinnari1" svg:font-family="Kinnari" style:font-family-generic="system" style:font-pitch="variable"/>
    <style:font-face style:name="Waree" svg:font-family="Waree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คู่มือการอบรม หลักสูตร twitter</text:p>
      <text:table-of-content text:style-name="Sect1" text:protected="true" text:name="สารบัญ1">
        <text:table-of-content-source text:outline-level="10">
          <text:index-title-template text:style-name="Contents_20_Heading">สารบัญ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สารบัญ1_Head">
            <text:p text:style-name="Contents_20_Heading">สารบัญ</text:p>
          </text:index-title>
          <text:p text:style-name="P1">รู้จักกับ twitter<text:tab/>3</text:p>
          <text:p text:style-name="P2">Twitter คืออะไร<text:tab/>3</text:p>
          <text:p text:style-name="P2">ที่มาของ twitter<text:tab/>3</text:p>
          <text:p text:style-name="P2">ความนิยมของ twitter<text:tab/>3</text:p>
          <text:p text:style-name="P2">กรณีการใช้ twitter ที่น่าสนใจ<text:tab/>3</text:p>
          <text:p text:style-name="P3">Delloutlet<text:tab/>3</text:p>
          <text:p text:style-name="P3">การรายงานข่าว<text:tab/>3</text:p>
          <text:p text:style-name="P3">tweet ทะเบียน Taxi<text:tab/>3</text:p>
          <text:p text:style-name="P2">วัฒนธรรมการ tweet และศัพท์ที่ควรรู้<text:tab/>3</text:p>
          <text:p text:style-name="P3">tweet<text:tab/>3</text:p>
          <text:p text:style-name="P3">follow, following, follower<text:tab/>4</text:p>
          <text:p text:style-name="P3">RT<text:tab/>4</text:p>
          <text:p text:style-name="P3">Tag<text:tab/>4</text:p>
          <text:p text:style-name="P3">การกล่าวถึงผู้อื่น<text:tab/>4</text:p>
          <text:p text:style-name="P1">การใช้งาน twitter<text:tab/>5</text:p>
          <text:p text:style-name="P2">สมัครสมาชิก<text:tab/>5</text:p>
          <text:p text:style-name="P2">โพสข้อความ<text:tab/>5</text:p>
          <text:p text:style-name="P2">ค้นหาเพื่อน<text:tab/>5</text:p>
          <text:p text:style-name="P2">Follow<text:tab/>5</text:p>
          <text:p text:style-name="P2">ปรับแต่งหน้าตา<text:tab/>5</text:p>
          <text:p text:style-name="P2">Reply ข้อความ<text:tab/>5</text:p>
          <text:p text:style-name="P2">ส่ง Direct message<text:tab/>5</text:p>
          <text:p text:style-name="P1">บริการเสริม<text:tab/>6</text:p>
          <text:p text:style-name="P2">การฝากรูป<text:tab/>6</text:p>
          <text:p text:style-name="P2">twitter feed<text:tab/>6</text:p>
          <text:p text:style-name="P2">twitter poll<text:tab/>6</text:p>
          <text:p text:style-name="P2">บริการอื่นๆ<text:tab/>6</text:p>
          <text:p text:style-name="P1">Twitter client<text:tab/>7</text:p>
          <text:p text:style-name="P1">การ tweet ให้สนุก<text:tab/>8</text:p>
        </text:index-body>
      </text:table-of-content>
      <text:p text:style-name="Text_20_body"/>
      <text:h text:style-name="Heading_20_1" text:outline-level="1">รู้จักกับ twitter</text:h>
      <text:h text:style-name="Heading_20_2" text:outline-level="2">Twitter คืออะไร</text:h>
      <text:p text:style-name="Text_20_body">Twitter หรือ twitter.com เป็นเว็บไซต์ให้บริการฝากข้อความสั้น หรือชื่อเรียกอย่างเป็นทางการคือ Micro Bloging คล้ายเว็บให้บริการ Blog ทั่วๆไป แต่ที่แตกต่างของ twitter คือ จะจำกัดการโพสที่ Entry ละ 140 ตัวอักษร โดยแต่ละ Entry จะไม่มี Title มีเพียงการโพสข้อความขึ้นมาเลย</text:p>
      <text:h text:style-name="Heading_20_2" text:outline-level="2">ที่มาของ twitter</text:h>
      <text:h text:style-name="Heading_20_2" text:outline-level="2">ความนิยมของ twitter</text:h>
      <text:h text:style-name="Heading_20_2" text:outline-level="2">กรณีการใช้ twitter ที่น่าสนใจ</text:h>
      <text:h text:style-name="Heading_20_4" text:outline-level="4">Delloutlet</text:h>
      <text:p text:style-name="Text_20_body">เป็นรายการส่งเสริมการขายคอมพิวเตอร์มือสองของ Dell ผ่านทาง twitter โดยเมื่อมีแคมเปญจ์ใหม่ออกมา จะมีการประชาสัมพันธ์ และการให้ส่วนลดผ่าน twitter จากนั้นผู้ใช้ สามารถนำโค้ดที่ได้จาก twitter ไปใช้ในการรับส่วนลดเพื่อซื้อสินค้าได้ ซึ่งก็เป็นการส่งเสริมการขายที่น่าสนใจและได้ผลดี</text:p>
      <text:h text:style-name="Heading_20_4" text:outline-level="4">การรายงานข่าว</text:h>
      <text:p text:style-name="Text_20_body">การรายงานข่าวผ่านทาง twitter ถือเป็นการรายงานข่าวที่เร็วที่สุด และมีค่าใช้จ่ายที่ต่ำที่สุด เพราะเป็นการรายงานตรงจากผู้คนในเหตุการจริง และเป็นการรายงานในทันที</text:p>
      <text:h text:style-name="Heading_20_4" text:outline-level="4">tweet ทะเบียน Taxi</text:h>
      <text:p text:style-name="Text_20_body">ถือเป็นพฤติกรรมของผู้ใช้งาน twitter ที่มักจะ tweet หมายเลขทะเบียน Taxi เมื่อขึ้นใช้บริการ Taxi ประโยชน์คือ ผู้อื่นจะสามารถตามหาตัวเราได้ถูก หรืออย่างน้อยก็รู้สถานที่อยู่สุดท้ายหากเกิดเหตุการใดๆขึ้น</text:p>
      <text:h text:style-name="Heading_20_2" text:outline-level="2">วัฒนธรรมการ tweet และศัพท์ที่ควรรู้</text:h>
      <text:p text:style-name="Text_20_body">Twitter เปรียบได้กับสังคมหนึ่งซึ่งมีผู้คนมารวมตัวอยู่มากมาย และเมื่อเกิดการรวมตัวของคนที่เข้ามาร่วมกันทำสิ่งใดสิ่งหนึ่งร่วมกันแล้ว วัฒนธรรมการอยู่ร่วมกันจึงเกิดขึ้น การจะใช้ชีวิตร่วมกับผู้อื่นใน twitter นั้นมีสิ่งที่เราจำเป็นที่จะต้องรู้ดังนี้</text:p>
      <text:h text:style-name="Heading_20_4" text:outline-level="4">tweet</text:h>
      <text:p text:style-name="Text_20_body">เป็นคำย่อ หมายถึงการโพสข้อความลงใน twitter มีที่มาจากชื่อของ twitter เอง ซึ่ง twitter หมายถึง นกร้อง ส่วน tweet ก็หมายถึง เสียงของนกที่ร้อง จึงนำมาใช้แทนการโพสข้อความใน twitter</text:p>
      <text:h text:style-name="Heading_20_4" text:outline-level="4"><text:soft-page-break/>follow, following, follower</text:h>
      <text:p text:style-name="Text_20_body">Follow หมายถึงการตาม เปรียบให้เข้าใจง่ายๆก็คล้ายกับการตามสมัครเป็นสมาชิก ของผู้ใช้คนใดคนหนึ่ง หรือเป็นการบอกว่า เราจะตามอ่านสถานะของผู้ใช้คนดังกล่าวนั่นเอง ส่วน following หมายถึงคนที่เรากำลังตามอยู่ และ follower หมายถึง คนที่กำลังตามเราอยู่ สองอย่างหลังนี้มักจะใช้ในการบอกจำนวน ว่ามีคน follow เรากี่คน และเรา follow คนกี่คน</text:p>
      <text:h text:style-name="Heading_20_4" text:outline-level="4">RT</text:h>
      <text:p text:style-name="Text_20_body">RT ย่อมาจากคำว่า Retweet มีความหมายตรงๆตัว คือการ tweet ซ้ำ มักใช้ในการพิมพ์ซ้ำข้อความที่น่าสนใจ หรือข้อความที่มีผู้อื่น tweet แล้วเราอยากให้ผู้ที่ follow เรารู้ด้วย เราจะใช้การพิมพ์ข้อความนั้นซ้ำ นำหน้าด้วยตัวหนังสือ RT และชื่อเจ้าของข้อความ</text:p>
      <text:h text:style-name="Heading_20_4" text:outline-level="4">Tag</text:h>
      <text:p text:style-name="Text_20_body">เนื่องจาก Twitter ไม่มีช่องสำหรับใส่ข้อมูลเพิ่มเติมนอกจากช่องสำหรับ tweet เอง ดังนั้นในบางครั้งที่เราต้องการใส่ Tag ว่า tweet นั้นๆ เกี่ยวกับเรื่องอะไร เราจะใช้วิธีใส่ Tag โดยการใส่เครื่องหมาย # ต่อด้วยคำที่เกี่ยวข้อง เช่น #twitter เป็นต้น</text:p>
      <text:h text:style-name="Heading_20_4" text:outline-level="4">การกล่าวถึงผู้อื่น</text:h>
      <text:p text:style-name="Text_20_body">ในบางครั้งที่เราต้องการพูดกับใครโดยเฉพาะ เราจะใช้วิธี พิมพ์เครื่องหมาย @ ตามด้วยชื่อผู้ใช้ของคนที่เราต้องการสื่อสารด้วย เช่น @gumara แล้วจึงตามด้วยข้อความที่ต้องการสื่อสาร วิธีนี้จะหมายถึงเราจงใจที่จะพูดกับผู้ใช้คนดังกล่าว ส่วนการอ้างถึง หรือพูดถึงขึ้นมาลอยๆ ก็เพียงแค่ใส่เครื่องหมายดังกล่าวลงไป เพียงแต่ไม่ต้องอยู่ใส่ส่วนต้นของข้อความ แต่จะอยู่ที่ส่วนใดของข้อความก็ได้ เช่น “วันนี้เห็น @gumara ด้วย”</text:p>
      <text:h text:style-name="Heading_20_1" text:outline-level="1">การใช้งาน twitter</text:h>
      <text:h text:style-name="Heading_20_2" text:outline-level="2">สมัครสมาชิก</text:h>
      <text:h text:style-name="Heading_20_2" text:outline-level="2">โพสข้อความ</text:h>
      <text:h text:style-name="Heading_20_2" text:outline-level="2">ค้นหาเพื่อน</text:h>
      <text:h text:style-name="Heading_20_2" text:outline-level="2">Follow</text:h>
      <text:h text:style-name="Heading_20_2" text:outline-level="2">ปรับแต่งหน้าตา</text:h>
      <text:h text:style-name="Heading_20_2" text:outline-level="2">Reply ข้อความ</text:h>
      <text:h text:style-name="Heading_20_2" text:outline-level="2">ส่ง Direct message</text:h>
      <text:h text:style-name="Heading_20_1" text:outline-level="1">บริการเสริม</text:h>
      <text:h text:style-name="Heading_20_2" text:outline-level="2">การฝากรูป</text:h>
      <text:h text:style-name="Heading_20_2" text:outline-level="2">twitter feed</text:h>
      <text:h text:style-name="Heading_20_2" text:outline-level="2">twitter poll</text:h>
      <text:h text:style-name="Heading_20_2" text:outline-level="2">บริการอื่นๆ</text:h>
      <text:h text:style-name="Heading_20_1" text:outline-level="1">Twitter client</text:h>
      <text:h text:style-name="Heading_20_1" text:outline-level="1">การ tweet ให้สนุก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Kinnari2" svg:font-family="Kinnari"/>
    <style:font-face style:name="OpenSymbol" svg:font-family="OpenSymbol"/>
    <style:font-face style:name="Garuda" svg:font-family="Garuda" style:font-adornments="Book" style:font-pitch="variable"/>
    <style:font-face style:name="Garuda1" svg:font-family="Garuda" style:font-adornments="หนา!!!!" style:font-pitch="variable"/>
    <style:font-face style:name="Kinnari" svg:font-family="Kinnari" style:font-family-generic="roman" style:font-pitch="variable"/>
    <style:font-face style:name="DejaVu Sans" svg:font-family="'DejaVu Sans'" style:font-family-generic="system" style:font-pitch="variable"/>
    <style:font-face style:name="Kinnari1" svg:font-family="Kinnari" style:font-family-generic="system" style:font-pitch="variable"/>
    <style:font-face style:name="Waree" svg:font-family="Waree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Kinnari" fo:font-size="12pt" fo:language="en" fo:country="US" style:letter-kerning="true" style:font-name-asian="DejaVu Sans" style:font-size-asian="10.5pt" style:language-asian="zxx" style:country-asian="none" style:font-name-complex="Kinnari1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text-indent="0.5in" style:auto-text-indent="false" style:page-number="auto" fo:background-color="transparent" style:shadow="none">
        <style:tab-stops/>
        <style:background-image/>
      </style:paragraph-properties>
      <style:text-properties style:font-name="Garuda" fo:font-size="10pt" style:font-size-asian="10.5pt" style:font-name-complex="Garuda" style:font-size-complex="10pt"/>
    </style:style>
    <style:style style:name="Heading" style:family="paragraph" style:parent-style-name="Standard" style:next-style-name="Text_20_body" style:class="text" style:master-page-name="">
      <style:paragraph-properties fo:margin-left="0in" fo:margin-right="0in" fo:margin-top="0.1665in" fo:margin-bottom="0.0835in" fo:text-align="center" style:justify-single-word="false" fo:text-indent="0in" style:auto-text-indent="false" style:page-number="auto" fo:break-before="page" fo:background-color="transparent" fo:keep-with-next="always">
        <style:background-image/>
      </style:paragraph-properties>
      <style:text-properties style:font-name="Garuda1" fo:font-size="16pt" fo:font-weight="bold" style:font-name-asian="Waree" style:font-size-asian="14pt" style:font-name-complex="Garuda1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Kinnar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Kinnari2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innari2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left="0.5in" fo:margin-right="0in" fo:text-align="start" style:justify-single-word="false" fo:text-indent="0in" style:auto-text-indent="false" style:page-number="auto" fo:break-before="page"/>
      <style:text-properties fo:font-size="14pt" fo:font-weight="bold" style:font-size-asian="115%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left="0in" fo:margin-right="0in" fo:text-align="start" style:justify-single-word="false" fo:text-indent="0.5in" style:auto-text-indent="false" style:page-number="auto" fo:break-before="auto" fo:break-after="auto"/>
      <style:text-properties fo:font-size="12pt" fo:font-style="normal" fo:font-weight="bold" style:font-size-asian="14pt" style:font-style-asian="italic" style:font-weight-asian="normal" style:font-size-complex="12pt" style:font-style-complex="normal" style:font-weight-complex="bold"/>
    </style:style>
    <style:style style:name="User_20_Index_20_3" style:display-name="User Index 3" style:family="paragraph" style:parent-style-name="Index" style:class="index" style:master-page-name="">
      <style:paragraph-properties fo:margin-left="0.5in" fo:margin-right="0in" fo:text-indent="0in" style:auto-text-indent="false" style:page-number="auto">
        <style:tab-stops>
          <style:tab-stop style:position="6.2992in" style:type="right" style:leader-style="dotted" style:leader-text="."/>
        </style:tab-stops>
      </style:paragraph-properties>
      <style:text-properties fo:font-weight="bold" style:font-name-complex="Garuda" style:font-weight-complex="bold"/>
    </style:style>
    <style:style style:name="Heading_20_4" style:display-name="Heading 4" style:family="paragraph" style:parent-style-name="Heading" style:next-style-name="Text_20_body" style:class="text" style:master-page-name="" style:default-outline-level="4">
      <style:paragraph-properties fo:margin-left="0.5in" fo:margin-right="0in" fo:text-align="start" style:justify-single-word="false" fo:text-indent="0in" style:auto-text-indent="false" style:page-number="auto" fo:break-before="auto" fo:break-after="auto"/>
      <style:text-properties fo:font-size="10pt" fo:font-style="normal" style:text-underline-style="solid" style:text-underline-width="auto" style:text-underline-color="font-color" fo:font-weight="normal" style:font-size-asian="85%" style:font-style-asian="italic" style:font-weight-asian="normal" style:font-size-complex="10pt" style:font-style-complex="normal" style:font-weight-complex="normal"/>
    </style:style>
    <style:style style:name="Illustration" style:family="paragraph" style:parent-style-name="Caption" style:class="extra" style:master-page-name="">
      <style:paragraph-properties fo:margin-left="0in" fo:margin-right="0in" fo:text-indent="0in" style:auto-text-indent="false" style:page-number="auto" fo:background-color="transparent" style:shadow="none">
        <style:tab-stops/>
        <style:background-image/>
      </style:paragraph-properties>
      <style:text-properties fo:font-size="8pt" fo:font-style="normal" style:font-weight-asian="normal" style:font-name-complex="Garuda" style:font-size-complex="8pt" style:font-style-complex="normal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left="0.5in" fo:margin-right="0in" fo:text-align="start" style:justify-single-word="false" fo:text-indent="0in" style:auto-text-indent="false" style:page-number="auto" fo:break-before="auto" fo:break-after="auto">
        <style:tab-stops/>
      </style:paragraph-properties>
      <style:text-properties fo:font-size="10pt" fo:font-weight="bold" style:font-size-asian="14pt" style:font-weight-asian="bold" style:font-size-complex="10pt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บรรทัดคำสั่ง" style:family="paragraph" style:parent-style-name="Heading_20_7" style:master-page-name="">
      <style:paragraph-properties fo:margin-left="0in" fo:margin-right="0in" fo:text-align="start" style:justify-single-word="false" fo:text-indent="0.5in" style:auto-text-indent="false" style:page-number="auto" fo:break-before="auto" fo:break-after="auto" fo:background-color="transparent" style:shadow="none">
        <style:tab-stops/>
        <style:background-image/>
      </style:paragraph-properties>
      <style:text-properties fo:font-size="8pt" fo:font-style="oblique" fo:font-weight="normal" style:font-size-complex="8pt" style:font-style-complex="oblique" style:font-weight-complex="normal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0.0201in" fo:min-height="0.0201in" text:anchor-type="paragraph" svg:x="0in" svg:y="0in" style:wrap="non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none" style:vertical-pos="top" style:vertical-rel="paragraph-content" style:horizontal-pos="center" style:horizontal-rel="paragraph-content" fo:background-color="transparent" style:background-transparency="100%" fo:padding="0.0591in" fo:border="0.0008in solid #000000" style:shadow="none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1T14:43:57</meta:creation-date>
    <dc:date>2009-06-22T15:28:19</dc:date>
    <meta:editing-duration>PT30H37M27S</meta:editing-duration>
    <meta:editing-cycles>64</meta:editing-cycles>
    <meta:generator>OpenOffice.org/3.0$Linux OpenOffice.org_project/300m15$Build-9379</meta:generator>
    <meta:document-statistic meta:table-count="0" meta:image-count="0" meta:object-count="0" meta:page-count="8" meta:paragraph-count="70" meta:word-count="2129" meta:character-count="3434"/>
    <meta:user-defined meta:name="Info 1"/>
    <meta:user-defined meta:name="Info 2"/>
    <meta:user-defined meta:name="Info 3"/>
    <meta:user-defined meta:name="Info 4"/>
  </office:meta>
</office:document-meta>
</file>